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urier New', Courier, monospace"/>
    <style:font-face style:name="inherit" svg:font-family="inherit"/>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style:font-name="Liberation Sans" fo:font-size="12pt" fo:letter-spacing="normal" fo:font-style="normal" fo:font-weight="normal" officeooo:rsid="0012714f" officeooo:paragraph-rsid="0012714f" style:font-size-asian="12pt" style:font-size-complex="12pt"/>
    </style:style>
    <style:style style:name="P2" style:family="paragraph" style:parent-style-name="Standard">
      <style:text-properties style:font-name="Liberation Sans" fo:font-size="12pt" officeooo:rsid="0012714f" officeooo:paragraph-rsid="0012714f" style:font-size-asian="12pt" style:font-size-complex="12pt"/>
    </style:style>
    <style:style style:name="P3" style:family="paragraph" style:parent-style-name="Text_20_body">
      <style:text-properties style:font-name="Liberation Sans" fo:font-size="12pt" style:font-size-asian="12pt" style:font-size-complex="12pt"/>
    </style:style>
    <style:style style:name="P4" style:family="paragraph" style:parent-style-name="Text_20_body">
      <style:paragraph-properties fo:margin-left="0cm" fo:margin-right="0cm" fo:margin-top="1.005cm" fo:margin-bottom="0cm" loext:contextual-spacing="false" fo:text-indent="0cm" style:auto-text-indent="false"/>
      <style:text-properties style:font-name="Liberation Sans" fo:font-size="12pt" style:font-size-asian="12pt" style:font-size-complex="12pt"/>
    </style:style>
    <style:style style:name="P5" style:family="paragraph" style:parent-style-name="Text_20_body">
      <style:paragraph-properties fo:margin-left="0cm" fo:margin-right="0cm" fo:margin-top="0.767cm" fo:margin-bottom="0cm" loext:contextual-spacing="false" fo:text-indent="0cm" style:auto-text-indent="false"/>
    </style:style>
    <style:style style:name="P6" style:family="paragraph" style:parent-style-name="Text_20_body">
      <style:paragraph-properties fo:margin-left="0cm" fo:margin-right="0cm" fo:margin-top="0.767cm" fo:margin-bottom="0cm" loext:contextual-spacing="false" fo:text-indent="0cm" style:auto-text-indent="false"/>
      <style:text-properties style:font-name="Liberation Sans"/>
    </style:style>
    <style:style style:name="P7" style:family="paragraph" style:parent-style-name="Text_20_body">
      <style:paragraph-properties fo:margin-left="0cm" fo:margin-right="0cm" fo:margin-top="0.767cm" fo:margin-bottom="0cm" loext:contextual-spacing="false" fo:text-indent="0cm" style:auto-text-indent="false"/>
      <style:text-properties style:font-name="Liberation Sans" fo:font-size="12pt" style:font-size-asian="12pt" style:font-size-complex="12pt"/>
    </style:style>
    <style:style style:name="P8" style:family="paragraph" style:parent-style-name="Text_20_body">
      <style:paragraph-properties fo:margin-left="0cm" fo:margin-right="0cm" fo:margin-top="0.767cm" fo:margin-bottom="0cm" loext:contextual-spacing="false" fo:text-indent="0cm" style:auto-text-indent="false"/>
      <style:text-properties style:font-name="Liberation Sans" fo:background-color="transparent"/>
    </style:style>
    <style:style style:name="P9" style:family="paragraph" style:parent-style-name="Text_20_body">
      <style:paragraph-properties fo:margin-left="0cm" fo:margin-right="0cm" fo:margin-top="0.159cm" fo:margin-bottom="0cm" loext:contextual-spacing="false" fo:text-indent="0cm" style:auto-text-indent="false"/>
      <style:text-properties style:font-name="Liberation Sans"/>
    </style:style>
    <style:style style:name="P10" style:family="paragraph" style:parent-style-name="Text_20_body">
      <style:paragraph-properties fo:margin-left="0cm" fo:margin-right="0cm" fo:margin-top="0.159cm" fo:margin-bottom="0cm" loext:contextual-spacing="false" fo:text-indent="0cm" style:auto-text-indent="false"/>
      <style:text-properties style:font-name="Liberation Sans" fo:font-size="12pt" style:font-size-asian="12pt" style:font-size-complex="12pt"/>
    </style:style>
    <style:style style:name="P11" style:family="paragraph" style:parent-style-name="Text_20_body">
      <style:paragraph-properties fo:margin-left="0cm" fo:margin-right="0cm" fo:margin-top="0.212cm" fo:margin-bottom="0cm" loext:contextual-spacing="false" fo:text-indent="0cm" style:auto-text-indent="false"/>
    </style:style>
    <style:style style:name="P12" style:family="paragraph" style:parent-style-name="Text_20_body">
      <style:paragraph-properties fo:margin-left="0cm" fo:margin-right="0cm" fo:margin-top="0.212cm" fo:margin-bottom="0cm" loext:contextual-spacing="false" fo:text-indent="0cm" style:auto-text-indent="false"/>
      <style:text-properties style:font-name="Liberation Sans"/>
    </style:style>
    <style:style style:name="P13" style:family="paragraph" style:parent-style-name="Text_20_body" style:list-style-name="L1">
      <style:paragraph-properties fo:margin-left="0.794cm" fo:margin-right="0cm" fo:margin-top="0cm" fo:margin-bottom="0cm" loext:contextual-spacing="false" fo:orphans="2" fo:widows="2" fo:text-indent="0cm" style:auto-text-indent="false" fo:padding="0cm" fo:border="none"/>
      <style:text-properties fo:font-variant="normal" fo:text-transform="none" style:font-name="Liberation Sans" fo:font-size="12pt" fo:letter-spacing="normal" fo:font-style="normal" fo:font-weight="normal" style:font-size-asian="12pt" style:font-size-complex="12pt"/>
    </style:style>
    <style:style style:name="P14" style:family="paragraph" style:parent-style-name="Text_20_body" style:list-style-name="L2">
      <style:paragraph-properties fo:margin-left="0.794cm" fo:margin-right="0cm" fo:margin-top="0cm" fo:margin-bottom="0cm" loext:contextual-spacing="false" fo:orphans="2" fo:widows="2" fo:text-indent="0cm" style:auto-text-indent="false" fo:padding="0cm" fo:border="none"/>
      <style:text-properties fo:font-variant="normal" fo:text-transform="none" style:font-name="Liberation Sans" fo:font-size="12pt" fo:letter-spacing="normal" fo:font-style="normal" fo:font-weight="normal" style:font-size-asian="12pt" style:font-size-complex="12pt"/>
    </style:style>
    <style:style style:name="P15" style:family="paragraph" style:parent-style-name="Text_20_body" style:list-style-name="L1">
      <style:paragraph-properties fo:margin-left="0.794cm" fo:margin-right="0cm" fo:margin-top="0cm" fo:margin-bottom="0.37cm" loext:contextual-spacing="false" fo:orphans="2" fo:widows="2" fo:text-indent="0cm" style:auto-text-indent="false" fo:padding="0cm" fo:border="none"/>
      <style:text-properties fo:font-variant="normal" fo:text-transform="none" style:font-name="Liberation Sans" fo:font-size="12pt" fo:letter-spacing="normal" fo:font-style="normal" fo:font-weight="normal" style:font-size-asian="12pt" style:font-size-complex="12pt"/>
    </style:style>
    <style:style style:name="P16" style:family="paragraph" style:parent-style-name="Text_20_body" style:list-style-name="L2">
      <style:paragraph-properties fo:margin-left="0.794cm" fo:margin-right="0cm" fo:margin-top="0cm" fo:margin-bottom="0.37cm" loext:contextual-spacing="false" fo:orphans="2" fo:widows="2" fo:text-indent="0cm" style:auto-text-indent="false" fo:padding="0cm" fo:border="none"/>
      <style:text-properties fo:font-variant="normal" fo:text-transform="none" style:font-name="Liberation Sans" fo:font-size="12pt" fo:letter-spacing="normal" fo:font-style="normal" fo:font-weight="normal" style:font-size-asian="12pt" style:font-size-complex="12pt"/>
    </style:style>
    <style:style style:name="P17" style:family="paragraph" style:parent-style-name="Preformatted_20_Text">
      <style:text-properties fo:font-variant="normal" fo:text-transform="none" style:font-name="Liberation Sans" fo:font-size="12pt" fo:letter-spacing="normal" fo:font-style="normal" fo:font-weight="normal" officeooo:rsid="0012714f" officeooo:paragraph-rsid="0012714f" style:font-size-asian="12pt" style:font-size-complex="12pt"/>
    </style:style>
    <style:style style:name="P18" style:family="paragraph" style:parent-style-name="Heading_20_4">
      <style:text-properties fo:font-variant="normal" fo:text-transform="none" style:font-name="Liberation Sans" fo:font-size="12pt" fo:letter-spacing="normal" fo:font-style="normal" fo:font-weight="bold" officeooo:rsid="0012714f" officeooo:paragraph-rsid="0012714f" style:font-size-asian="12pt" style:font-size-complex="12pt"/>
    </style:style>
    <style:style style:name="P19" style:family="paragraph" style:parent-style-name="Heading_20_4">
      <style:text-properties fo:font-variant="normal" fo:text-transform="none" style:font-name="Liberation Sans" fo:font-size="12pt" fo:font-style="normal" fo:font-weight="bold" style:font-size-asian="12pt" style:font-size-complex="12pt"/>
    </style:style>
    <style:style style:name="P20" style:family="paragraph" style:parent-style-name="Heading_20_3">
      <style:text-properties fo:font-variant="normal" fo:text-transform="none" style:font-name="Liberation Sans" fo:font-size="12pt" fo:font-style="normal" fo:font-weight="bold" style:font-size-asian="12pt" style:font-size-complex="12pt"/>
    </style:style>
    <style:style style:name="P21" style:family="paragraph">
      <loext:graphic-properties draw:fill="solid" draw:fill-color="#cccccc"/>
    </style:style>
    <style:style style:name="T1" style:family="text">
      <style:text-properties style:font-name="Liberation Sans"/>
    </style:style>
    <style:style style:name="T2" style:family="text">
      <style:text-properties style:text-line-through-style="none" style:text-line-through-type="none" style:text-underline-style="none" style:text-blinking="false" fo:background-color="transparent" loext:char-shading-value="0"/>
    </style:style>
    <style:style style:name="T3" style:family="text">
      <style:text-properties style:text-line-through-style="none" style:text-line-through-type="none" style:font-name="Liberation Sans" style:text-underline-style="none" style:text-blinking="false" fo:background-color="transparent" loext:char-shading-value="0"/>
    </style:style>
    <style:style style:name="T4" style:family="text">
      <style:text-properties officeooo:rsid="00133b9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solid" draw:fill-color="#cccccc" fo:min-height="6.773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cccccc" fo:min-height="8.36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cccccc" fo:min-height="8.28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rvices:</text:p>
      <text:p text:style-name="P2"><text:s/></text:p>
      <text:p text:style-name="P2">ClusterIP:</text:p>
      <text:p text:style-name="P2"/>
      <text:p text:style-name="P1">A ClusterIP service is the default Kubernetes service. It gives you a service inside your cluster that other apps inside your cluster can access. There is no external access.</text:p>
      <text:p text:style-name="P1"/>
      <text:p text:style-name="P1"><draw:frame text:anchor-type="paragraph" draw:z-index="0" draw:name="Shape1" draw:style-name="gr1" draw:text-style-name="P21" svg:width="13.362cm" svg:height="6.774cm" svg:x="1.58cm" svg:y="0.661cm"><draw:text-box><text:p>apiVersion: v1</text:p><text:p>kind: Service</text:p><text:p>metadata: <text:s/></text:p><text:p><text:s text:c="2"/>name: my-internal-service</text:p><text:p>spec:</text:p><text:p><text:s text:c="2"/>selector: <text:s text:c="3"/></text:p><text:p><text:s text:c="4"/>app: my-app</text:p><text:p><text:s text:c="2"/>type: ClusterIP</text:p><text:p><text:s text:c="2"/>ports: <text:s/></text:p><text:p><text:s text:c="2"/>- name: http</text:p><text:p><text:s text:c="4"/>port: 80</text:p><text:p><text:s text:c="4"/>targetPort: 80</text:p><text:p><text:s text:c="4"/>protocol: TCP</text:p></draw:text-box></draw:frame>ClusterIP yaml file example:</text:p>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17"/>
      <text:p text:style-name="P17"/>
      <text:p text:style-name="P17"/>
      <text:p text:style-name="P17"><text:bookmark text:name="b3e2"/>$ kubectl proxy --port=8080</text:p>
      <text:p text:style-name="P4"><text:bookmark text:name="ace3"/>Now, you can navigate through the Kubernetes API to access this service using this scheme:</text:p>
      <text:p text:style-name="P7"><text:bookmark text:name="8ff7"/>http://localhost:8080/api/v1/proxy/namespaces/&lt;NAMESPACE&gt;/services/&lt;SERVICE-NAME&gt;:&lt;PORT-NAME&gt;/</text:p>
      <text:p text:style-name="P7"><text:bookmark text:name="d70b"/>So to access the service we defined above, you could use the following address:</text:p>
      <text:p text:style-name="P7"><text:bookmark text:name="be16"/>http://localhost:8080/api/v1/proxy/namespaces/default/services/my-internal-service:http/</text:p>
      <text:p text:style-name="P1"/>
      <text:h text:style-name="P18" text:outline-level="4"><text:bookmark text:name="d39f"/>When would you use this?</text:h>
      <text:p text:style-name="P10"><text:bookmark text:name="45f3"/>There are a few scenarios where you would use the Kubernetes proxy to access your services.</text:p>
      <text:list xml:id="list2433966157" text:style-name="L1">
        <text:list-item>
          <text:p text:style-name="P15"><text:bookmark text:name="d81b"/>Debugging your services, or connecting to them directly from your laptop for some reason</text:p>
        </text:list-item>
        <text:list-item>
          <text:p text:style-name="P13"><text:bookmark text:name="194b"/>Allowing internal traffic, displaying internal dashboards, etc.</text:p>
        </text:list-item>
      </text:list>
      <text:p text:style-name="P7"><text:bookmark text:name="1d6a"/>Because this method requires you to run kubectl as an authenticated user, you should NOT use this to expose your service to the internet or use it for production services.</text:p>
      <text:p text:style-name="P3"><text:soft-page-break/><text:line-break/></text:p>
      <text:h text:style-name="P20" text:outline-level="3"><text:bookmark text:name="25af"/>NodePort</text:h>
      <text:p text:style-name="P12"><text:bookmark text:name="e879"/>A NodePort service is the most primitive way to get external traffic directly to your service. NodePort, as the name implies, opens a specific port on all the Nodes (the VMs), and any traffic that is sent to this port is forwarded to the service.</text:p>
      <text:p text:style-name="P3"/>
      <text:p text:style-name="P3"><draw:frame text:anchor-type="paragraph" draw:z-index="1" draw:name="Shape2" draw:style-name="gr2" draw:text-style-name="P21" svg:width="14.579cm" svg:height="8.362cm" svg:x="1.104cm" svg:y="0.635cm"><draw:text-box><text:p>apiVersion: v1</text:p><text:p>kind: Service</text:p><text:p>metadata: <text:s/></text:p><text:p><text:s text:c="2"/>name: my-nodeport-service</text:p><text:p>spec:</text:p><text:p><text:s text:c="2"/>selector: <text:s text:c="3"/></text:p><text:p><text:s text:c="4"/>app: my-app</text:p><text:p><text:s text:c="2"/>type: NodePort</text:p><text:p><text:s text:c="2"/>ports: <text:s/></text:p><text:p><text:s text:c="2"/>- name: http</text:p><text:p><text:s text:c="4"/>port: 80</text:p><text:p><text:s text:c="4"/>targetPort: 80</text:p><text:p><text:s text:c="4"/>nodePort: 30036</text:p><text:p><text:s text:c="4"/>protocol: TCP</text:p><text:p/></draw:text-box></draw:frame></text:p>
      <text:p text:style-name="P3"/>
      <text:p text:style-name="P3"/>
      <text:p text:style-name="P3"/>
      <text:p text:style-name="P3"/>
      <text:p text:style-name="P3"/>
      <text:p text:style-name="P3"/>
      <text:p text:style-name="P3"/>
      <text:p text:style-name="P3"/>
      <text:p text:style-name="P3"/>
      <text:p text:style-name="P3"/>
      <text:p text:style-name="P3"/>
      <text:h text:style-name="P19" text:outline-level="4"><text:bookmark text:name="6ed8"/>When would you use this?</text:h>
      <text:p text:style-name="P10"><text:bookmark text:name="9731"/>There are many downsides to this method:</text:p>
      <text:list xml:id="list2844416308" text:style-name="L2">
        <text:list-item>
          <text:p text:style-name="P16"><text:bookmark text:name="e956"/>You can only have once service per port</text:p>
        </text:list-item>
        <text:list-item>
          <text:p text:style-name="P16"><text:bookmark text:name="672d"/>You can only use ports 30000–32767</text:p>
        </text:list-item>
        <text:list-item>
          <text:p text:style-name="P14"><text:bookmark text:name="03be"/>If your Node/VM IP address change, you need to deal with that</text:p>
        </text:list-item>
      </text:list>
      <text:p text:style-name="P7"><text:bookmark text:name="b606"/>For these reasons, I don’t recommend using this method in production to directly expose your service. If you are running a service that doesn’t have to be always available, or you are very cost sensitive, this method will work for you. A good example of such an application is a demo app or something temporary.</text:p>
      <text:p text:style-name="P3"/>
      <text:h text:style-name="P20" text:outline-level="3"><text:bookmark text:name="0d96"/>LoadBalancer</text:h>
      <text:p text:style-name="P11"><text:bookmark text:name="a163"/><text:span text:style-name="T1">A LoadBalancer service is the standard way to expose a service to the internet. On GKE, this will spin up a </text:span><text:a xlink:type="simple" xlink:href="https://cloud.google.com/compute/docs/load-balancing/network/" office:target-frame-name="_blank" xlink:show="new" text:style-name="Internet_20_link" text:visited-style-name="Visited_20_Internet_20_Link"><text:span text:style-name="T3">Network Load Balancer</text:span></text:a><text:span text:style-name="T1"> that will give you a single IP address that will forward all traffic to your service.</text:span></text:p>
      <text:h text:style-name="P19" text:outline-level="4"><text:bookmark text:name="d489"/><text:soft-page-break/>When would you use this?</text:h>
      <text:p text:style-name="P9"><text:bookmark text:name="9151"/>If you want to directly expose a service, this is the default method. All traffic on the port you specify will be forwarded to the service. There is no filtering, no routing, etc. This means you can send almost any kind of traffic to it, like HTTP, TCP, UDP, Websockets, gRPC, or whatever.</text:p>
      <text:p text:style-name="P8"><text:bookmark text:name="15ad"/>The big downside is that each service you expose with a LoadBalancer will get its own IP address, and you have to pay for a LoadBalancer per exposed service, which can get expensive!</text:p>
      <text:p text:style-name="P3"/>
      <text:h text:style-name="P20" text:outline-level="3"><text:bookmark text:name="d3d1"/><text:span text:style-name="T4">I</text:span>ngress</text:h>
      <text:p text:style-name="P12"><text:bookmark text:name="32f5"/>Unlike all the above examples, Ingress is actually NOT a type of service. Instead, it sits in front of multiple services and act as a “smart router” or entrypoint into your cluster.</text:p>
      <text:p text:style-name="P6"><text:bookmark text:name="c736"/>You can do a lot of different things with an Ingress, and there are many types of Ingress controllers that have different capabilities.</text:p>
      <text:p text:style-name="P5"><text:bookmark text:name="a7c7"/><text:span text:style-name="T1">The default GKE ingress controller will spin up a </text:span><text:a xlink:type="simple" xlink:href="https://cloud.google.com/compute/docs/load-balancing/http/" office:target-frame-name="_blank" xlink:show="new" text:style-name="Internet_20_link" text:visited-style-name="Visited_20_Internet_20_Link"><text:span text:style-name="T3">HTTP(S) Load Balancer</text:span></text:a><text:span text:style-name="T1"> for you. This will let you do both path based and subdomain based routing to backend services. For example, you can send everything on foo.yourdomain.com to the foo service, and everything under the yourdomain.com/bar/ path to the bar service.</text:span></text:p>
      <text:p text:style-name="P3"/>
      <text:p text:style-name="P3"><draw:frame text:anchor-type="paragraph" draw:z-index="2" draw:name="Shape3" draw:style-name="gr3" draw:text-style-name="P21" svg:width="16.352cm" svg:height="10.713cm" svg:x="0.654cm" svg:y="0.711cm"><draw:text-box><text:p>apiVersion: extensions/v1beta1</text:p><text:p>kind: Ingress</text:p><text:p>metadata:</text:p><text:p><text:s text:c="2"/>name: my-ingress</text:p><text:p>spec:</text:p><text:p><text:s text:c="2"/>backend:</text:p><text:p><text:s text:c="4"/>serviceName: other</text:p><text:p><text:s text:c="4"/>servicePort: 8080</text:p><text:p><text:s text:c="2"/>rules:</text:p><text:p><text:s text:c="2"/>- host: foo.mydomain.com</text:p><text:p><text:s text:c="4"/>http:</text:p><text:p><text:s text:c="6"/>paths:</text:p><text:p><text:s text:c="6"/>- backend:</text:p><text:p><text:s text:c="10"/>serviceName: foo</text:p><text:p><text:s text:c="10"/>servicePort: 8080</text:p><text:p><text:s text:c="2"/>- host: mydomain.com</text:p><text:p><text:s text:c="4"/>http:</text:p><text:p><text:s text:c="6"/>paths:</text:p><text:p><text:s text:c="6"/>- path: /bar/*</text:p><text:p><text:s text:c="8"/>backend:</text:p><text:p><text:s text:c="10"/>serviceName: bar</text:p><text:p><text:s text:c="10"/>servicePort: 8080</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bookmark text:name="c997"/>Ingress is probably the most powerful way to expose your services, but can also be the most complicated. There are many types of Ingress controllers, from the <text:a xlink:type="simple" xlink:href="https://cloud.google.com/kubernetes-engine/docs/tutorials/http-balancer" office:target-frame-name="_blank" xlink:show="new" text:style-name="Internet_20_link" text:visited-style-name="Visited_20_Internet_20_Link"><text:span text:style-name="T2">Google Cloud Load Balancer</text:span></text:a>, <text:a xlink:type="simple" xlink:href="https://github.com/kubernetes/ingress-nginx" office:target-frame-name="_blank" xlink:show="new" text:style-name="Internet_20_link" text:visited-style-name="Visited_20_Internet_20_Link"><text:span text:style-name="T2">Nginx</text:span></text:a>, <text:a xlink:type="simple" xlink:href="https://github.com/heptio/contour" office:target-frame-name="_blank" xlink:show="new" text:style-name="Internet_20_link" text:visited-style-name="Visited_20_Internet_20_Link"><text:span text:style-name="T2">Contour</text:span></text:a>, <text:a xlink:type="simple" xlink:href="https://istio.io/docs/tasks/traffic-management/ingress.html" office:target-frame-name="_blank" xlink:show="new" text:style-name="Internet_20_link" text:visited-style-name="Visited_20_Internet_20_Link"><text:span text:style-name="T2">Istio</text:span></text:a>, and more. There are also plugins for Ingress controllers, like the <text:a xlink:type="simple" xlink:href="https://github.com/jetstack/cert-manager" office:target-frame-name="_blank" xlink:show="new" text:style-name="Internet_20_link" text:visited-style-name="Visited_20_Internet_20_Link"><text:span text:style-name="T2">cert-manager</text:span></text:a>, that can automatically provision SSL certificates for your services.</text:p>
      <text:p text:style-name="P6"><text:bookmark text:name="c3b9"/>Ingress is the most useful if you want to expose multiple services under the same IP address, and these services all use the same L7 protocol (typically HTTP). You only pay for one load balancer if you are using the native GCP integration, and because Ingress is “smart” you can get a lot of features out of the box (like SSL, Auth, Routing, etc)</text:p>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urier New', Courier, monospace"/>
    <style:font-face style:name="inherit" svg:font-family="inherit"/>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21:11:52.342826006</meta:creation-date>
    <dc:date>2018-12-15T21:38:55.760508196</dc:date>
    <meta:editing-duration>PT16M54S</meta:editing-duration>
    <meta:editing-cycles>2</meta:editing-cycles>
    <meta:generator>LibreOffice/6.0.6.2$Linux_X86_64 LibreOffice_project/00m0$Build-2</meta:generator>
    <meta:document-statistic meta:table-count="0" meta:image-count="0" meta:object-count="0" meta:page-count="4" meta:paragraph-count="35" meta:word-count="646" meta:character-count="3876" meta:non-whitespace-character-count="3268"/>
  </office:meta>
</office:document-meta>
</file>